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officeooo:rsid="001fcc43" officeooo:paragraph-rsid="001fcc43"/>
    </style:style>
    <style:style style:name="P2" style:family="paragraph" style:parent-style-name="Standard">
      <loext:graphic-properties draw:fill-gradient-name="gradient" draw:fill-hatch-name="hatch"/>
      <style:paragraph-properties fo:line-height="200%" fo:text-align="start" style:justify-single-word="false"/>
      <style:text-properties style:font-name="Times New Roman" officeooo:rsid="000c6d66" officeooo:paragraph-rsid="0010665f"/>
    </style:style>
    <style:style style:name="P3" style:family="paragraph" style:parent-style-name="Standard">
      <loext:graphic-properties draw:fill-gradient-name="gradient" draw:fill-hatch-name="hatch"/>
      <style:paragraph-properties fo:line-height="200%" fo:text-align="start" style:justify-single-word="false"/>
      <style:text-properties style:font-name="Times New Roman" officeooo:rsid="000c6d66" officeooo:paragraph-rsid="00145b19"/>
    </style:style>
    <style:style style:name="P4" style:family="paragraph" style:parent-style-name="Standard">
      <loext:graphic-properties draw:fill-gradient-name="gradient" draw:fill-hatch-name="hatch"/>
      <style:paragraph-properties fo:line-height="200%" fo:text-align="center" style:justify-single-word="false"/>
      <style:text-properties style:font-name="Times New Roman" officeooo:rsid="000c6d66" officeooo:paragraph-rsid="00145b19"/>
    </style:style>
    <style:style style:name="P5" style:family="paragraph" style:parent-style-name="Standard">
      <loext:graphic-properties draw:fill-gradient-name="gradient" draw:fill-hatch-name="hatch"/>
      <style:paragraph-properties fo:line-height="200%" fo:text-align="start" style:justify-single-word="false"/>
      <style:text-properties style:font-name="Times New Roman" officeooo:rsid="000ee813" officeooo:paragraph-rsid="0010665f"/>
    </style:style>
    <style:style style:name="P6" style:family="paragraph" style:parent-style-name="Standard">
      <loext:graphic-properties draw:fill-gradient-name="gradient" draw:fill-hatch-name="hatch"/>
      <style:paragraph-properties fo:line-height="200%" fo:text-align="start" style:justify-single-word="false"/>
      <style:text-properties style:font-name="Times New Roman" officeooo:rsid="000c6d66" officeooo:paragraph-rsid="002c2946"/>
    </style:style>
    <style:style style:name="T1" style:family="text">
      <style:text-properties officeooo:rsid="000e46a9"/>
    </style:style>
    <style:style style:name="T2" style:family="text">
      <style:text-properties officeooo:rsid="000ee813"/>
    </style:style>
    <style:style style:name="T3" style:family="text">
      <style:text-properties officeooo:rsid="0010665f"/>
    </style:style>
    <style:style style:name="T4" style:family="text">
      <style:text-properties officeooo:rsid="00109384"/>
    </style:style>
    <style:style style:name="T5" style:family="text">
      <style:text-properties officeooo:rsid="001183f8"/>
    </style:style>
    <style:style style:name="T6" style:family="text">
      <style:text-properties officeooo:rsid="00125bd6"/>
    </style:style>
    <style:style style:name="T7" style:family="text">
      <style:text-properties officeooo:rsid="00145b19"/>
    </style:style>
    <style:style style:name="T8" style:family="text">
      <style:text-properties officeooo:rsid="00168f1b"/>
    </style:style>
    <style:style style:name="T9" style:family="text">
      <style:text-properties officeooo:rsid="0016b264"/>
    </style:style>
    <style:style style:name="T10" style:family="text">
      <style:text-properties officeooo:rsid="00175c11"/>
    </style:style>
    <style:style style:name="T11" style:family="text">
      <style:text-properties officeooo:rsid="00177d00"/>
    </style:style>
    <style:style style:name="T12" style:family="text">
      <style:text-properties officeooo:rsid="0018a616"/>
    </style:style>
    <style:style style:name="T13" style:family="text">
      <style:text-properties officeooo:rsid="0019e4ed"/>
    </style:style>
    <style:style style:name="T14" style:family="text">
      <style:text-properties officeooo:rsid="001b86e1"/>
    </style:style>
    <style:style style:name="T15" style:family="text">
      <style:text-properties officeooo:rsid="001cf127"/>
    </style:style>
    <style:style style:name="T16" style:family="text">
      <style:text-properties officeooo:rsid="0020405a"/>
    </style:style>
    <style:style style:name="T17" style:family="text">
      <style:text-properties officeooo:rsid="00210567"/>
    </style:style>
    <style:style style:name="T18" style:family="text">
      <style:text-properties officeooo:rsid="0022136d"/>
    </style:style>
    <style:style style:name="T19" style:family="text">
      <style:text-properties officeooo:rsid="0022c4f6"/>
    </style:style>
    <style:style style:name="T20" style:family="text">
      <style:text-properties officeooo:rsid="0023a57d"/>
    </style:style>
    <style:style style:name="T21" style:family="text">
      <style:text-properties officeooo:rsid="0026a7d7"/>
    </style:style>
    <style:style style:name="T22" style:family="text">
      <style:text-properties officeooo:rsid="0026c212"/>
    </style:style>
    <style:style style:name="T23" style:family="text">
      <style:text-properties officeooo:rsid="0027ff82"/>
    </style:style>
    <style:style style:name="T24" style:family="text">
      <style:text-properties officeooo:rsid="0028e5fe"/>
    </style:style>
    <style:style style:name="T25" style:family="text">
      <style:text-properties officeooo:rsid="0029fa42"/>
    </style:style>
    <style:style style:name="T26" style:family="text">
      <style:text-properties officeooo:rsid="002b900b"/>
    </style:style>
    <style:style style:name="T27" style:family="text">
      <style:text-properties officeooo:rsid="002c29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Manual Mode”</text:span></text:p>
      <text:p text:style-name="P3"><text:tab/><text:span text:style-name="T8">I tried to act cool and calm while feeling this gradual panic grow in me. The Super Bowl halftime show was just about to come on, and everyone was excited to see how good it would hold up to some of the better ones. Everyone but me as I tried to stay calm drinking my Coke and whiskey, hoping it would stave off this gradual rise in tension that was building up in me. I started losing control over my body, with parts of me shaking violently with no way of stopping them. My cousin, A</text:span><text:span text:style-name="T16">shley</text:span><text:span text:style-name="T8">, and her husband, Nat</text:span><text:span text:style-name="T16">e</text:span><text:span text:style-name="T8">, were waiting patiently for the commercial break to be over to see the</text:span><text:span text:style-name="T21">ir</text:span><text:span text:style-name="T8"> favorite artists perform at a mediocre Super Bowl game; meanwhile, their son and my little cousin, who they call Keke, was trying to find ways to grab their attention and mine, as he </text:span><text:span text:style-name="T16">had grown</text:span><text:span text:style-name="T8"> bored of watching the game and sitting patiently. Suddenly, the commercial break end</text:span><text:span text:style-name="T16">ed</text:span><text:span text:style-name="T8"> and the halftime show beg</text:span><text:span text:style-name="T16">an</text:span><text:span text:style-name="T8">.</text:span></text:p>
      <text:p text:style-name="P3"><text:tab/>“<text:span text:style-name="T8">Alright, finally,” sa</text:span><text:span text:style-name="T16">id</text:span><text:span text:style-name="T8"> Nat</text:span><text:span text:style-name="T16">e</text:span><text:span text:style-name="T8">. </text:span></text:p>
      <text:p text:style-name="P3"><text:tab/>“<text:span text:style-name="T8">Mom look at me!” sa</text:span><text:span text:style-name="T16">id</text:span><text:span text:style-name="T8"> Keke as he d</text:span><text:span text:style-name="T16">id</text:span><text:span text:style-name="T8"> a somersault, trying desperately to be the center of attention.</text:span></text:p>
      <text:p text:style-name="P3"><text:tab/>“<text:span text:style-name="T8">Not now sweetie, the halftime show is on,” sa</text:span><text:span text:style-name="T16">id</text:span><text:span text:style-name="T8"> A</text:span><text:span text:style-name="T16">shley</text:span><text:span text:style-name="T8">, making it clear to him that his spotlight w</text:span><text:span text:style-name="T16">ould</text:span><text:span text:style-name="T8"> have to wait. “We’ll watch your tricks after the perfo</text:span><text:span text:style-name="T9">r</text:span><text:span text:style-name="T8">mance.”</text:span></text:p>
      <text:p text:style-name="P3"><text:tab/><text:span text:style-name="T8">Defeated, Keke crawl</text:span><text:span text:style-name="T16">ed</text:span><text:span text:style-name="T8"> into his mother’s lap and relents himself to watching the TV. I fe</text:span><text:span text:style-name="T16">lt</text:span><text:span text:style-name="T8"> sorry for him, but at the same time </text:span><text:span text:style-name="T16">w</text:span><text:span text:style-name="T21">as</text:span><text:span text:style-name="T8"> glad that </text:span><text:span text:style-name="T9">he stopped trying for </text:span><text:span text:style-name="T16">our</text:span><text:span text:style-name="T9"> attention. My thoughts start</text:span><text:span text:style-name="T16">ed</text:span><text:span text:style-name="T9"> racing between determining if I </text:span><text:span text:style-name="T16">was</text:span><text:span text:style-name="T9"> okay and remembering myself as a kid, wanting to be the center of attention. Not even five minutes into the performance I excuse</text:span><text:span text:style-name="T16">d</text:span><text:span text:style-name="T9"> myself from the room, telling them I need</text:span><text:span text:style-name="T16">ed</text:span><text:span text:style-name="T9"> to use the restroom. In reality, I needed to go somewhere where I could get control over my thoughts and body, thinking maybe there’s too much stimul</text:span><text:span text:style-name="T21">ation</text:span><text:span text:style-name="T9"> in the room that’s causing me to panic.</text:span></text:p>
      <text:p text:style-name="P6"><text:tab/><text:span text:style-name="T9">Once I </text:span><text:span text:style-name="T16">was</text:span><text:span text:style-name="T9"> in the bathroom, I stare</text:span><text:span text:style-name="T16">d</text:span><text:span text:style-name="T9"> into the mirror. The world around me look</text:span><text:span text:style-name="T16">ed</text:span><text:span text:style-name="T9"> hazy, like I </text:span><text:span text:style-name="T16">was</text:span><text:span text:style-name="T9"> having some kind of tunnel vision. Trying to control myself, I splash</text:span><text:span text:style-name="T16">ed</text:span><text:span text:style-name="T9"> some water on my face, hoping that will wake me from this nightmare of a trip I </text:span><text:span text:style-name="T16">was</text:span><text:span text:style-name="T9"> having; instead, it d</text:span><text:span text:style-name="T16">id</text:span><text:span text:style-name="T9"> the opposite. I </text:span><text:soft-page-break/><text:span text:style-name="T9">start</text:span><text:span text:style-name="T16">ed</text:span><text:span text:style-name="T9"> feeling woozy, and what I </text:span><text:span text:style-name="T16">was</text:span><text:span text:style-name="T9"> seeing and what I </text:span><text:span text:style-name="T16">was</text:span><text:span text:style-name="T9"> doing start</text:span><text:span text:style-name="T16">ed</text:span><text:span text:style-name="T9"> to move out of tempo with each other, like another reality </text:span><text:span text:style-name="T16">was</text:span><text:span text:style-name="T9"> starting to overtake the one I was in. </text:span><text:span text:style-name="T27">T</text:span><text:span text:style-name="T9">hinking all I need</text:span><text:span text:style-name="T16">ed</text:span><text:span text:style-name="T9"> to do </text:span><text:span text:style-name="T16">wa</text:span><text:span text:style-name="T9">s relieve myself and I </text:span><text:span text:style-name="T16">would</text:span><text:span text:style-name="T9"> feel better, I lifted the toilet seat cover up, start</text:span><text:span text:style-name="T16">ed</text:span><text:span text:style-name="T9"> to undress myself, and </text:span><text:span text:style-name="T16">sa</text:span><text:span text:style-name="T9">t down on the toilet, </text:span><text:span text:style-name="T27">having to focus on each step like I had never done them before</text:span><text:span text:style-name="T9">. While waiting for whatever </text:span><text:span text:style-name="T16">wa</text:span><text:span text:style-name="T9">s in me to come out, I g</text:span><text:span text:style-name="T16">o</text:span><text:span text:style-name="T9">t on my phone and start</text:span><text:span text:style-name="T16">ed</text:span><text:span text:style-name="T9"> scrolling through TikTok and Instagram, trying to distract myself from the ongoing anxiety that </text:span><text:span text:style-name="T16">wa</text:span><text:span text:style-name="T9">s taking over my senses.</text:span></text:p>
      <text:p text:style-name="P3"><text:tab/><text:span text:style-name="T9">I suddenly heard voices coming from the other side of the door. I heard Nat</text:span><text:span text:style-name="T17">e</text:span><text:span text:style-name="T9"> calling over Keke, telling him to come back to the living room. I didn’t even realize that Keke </text:span><text:span text:style-name="T22">had come</text:span><text:span text:style-name="T9"> over to the bathroom door. My mind start</text:span><text:span text:style-name="T16">ed</text:span><text:span text:style-name="T9"> to pull up reasons why he did. Was he waiting to try and scare me when I got out? Was he concerned for me and wanted to see if I was okay? Keke kept saying no, not wanting to leave his post. After a few minutes of Keke </text:span><text:span text:style-name="T22">ignoring their demands</text:span><text:span text:style-name="T9">, A</text:span><text:span text:style-name="T17">shley</text:span><text:span text:style-name="T9"> c</text:span><text:span text:style-name="T17">ame</text:span><text:span text:style-name="T9"> over and start</text:span><text:span text:style-name="T17">ed </text:span><text:span text:style-name="T9">talking about how he needs to listen to them when they tell him something. Eventually it sound</text:span><text:span text:style-name="T17">ed</text:span><text:span text:style-name="T9"> like Keke los</text:span><text:span text:style-name="T22">t</text:span><text:span text:style-name="T9"> another fight and goes back into the living room with A</text:span><text:span text:style-name="T17">shley</text:span><text:span text:style-name="T9">. I start</text:span><text:span text:style-name="T17">ed</text:span><text:span text:style-name="T9"> to think to myself that I should probably go back too, since I’ve probably taken longer than usual for someone going to the bathroom. </text:span><text:span text:style-name="T10">Flushing the toilet to make it sound like I used it, I go to wash my hands and look at myself one more time in the mirror. From the </text:span><text:span text:style-name="T23">hazy</text:span><text:span text:style-name="T10"> vision I was working with, I looked pale with bloodshot eyes, like I </text:span><text:span text:style-name="T26">was some kind of vampire</text:span><text:span text:style-name="T10">. I dried my hands off and exit</text:span><text:span text:style-name="T23">ed</text:span><text:span text:style-name="T10"> the bathroom, trying to act like I have everything under control.</text:span></text:p>
      <text:p text:style-name="P3"><text:tab/><text:span text:style-name="T10">Coming back into the living room, I notice</text:span><text:span text:style-name="T17">d</text:span><text:span text:style-name="T10"> there’s a commercial on the TV, and realize</text:span><text:span text:style-name="T17">d</text:span><text:span text:style-name="T10"> that I missed the majority of the halftime show. Everyone look</text:span><text:span text:style-name="T17">ed</text:span><text:span text:style-name="T10"> at me when I enter</text:span><text:span text:style-name="T23">ed</text:span><text:span text:style-name="T10">, and I tr</text:span><text:span text:style-name="T23">ied</text:span><text:span text:style-name="T10"> to come up with an excuse on the fly so as to not worry them.</text:span></text:p>
      <text:p text:style-name="P3"><text:tab/>“<text:span text:style-name="T10">Dude what happened?” asked Nat</text:span><text:span text:style-name="T17">e</text:span><text:span text:style-name="T10">. “You missed the whole show.”</text:span></text:p>
      <text:p text:style-name="P3"><text:tab/>“<text:span text:style-name="T10">Those wings man, they just hit me,” I said, hoping that they </text:span><text:span text:style-name="T17">would</text:span><text:span text:style-name="T10"> buy into the lie, knowing I only had a few wings for dinner.</text:span></text:p>
      <text:p text:style-name="P3"><text:soft-page-break/><text:tab/>“<text:span text:style-name="T10">That’s okay, you didn’t miss much,” Nat</text:span><text:span text:style-name="T17">e</text:span><text:span text:style-name="T10"> replie</text:span><text:span text:style-name="T17">d</text:span><text:span text:style-name="T10">. “This show wasn’t as good as the Bruno Mars one.”</text:span></text:p>
      <text:p text:style-name="P3"><text:tab/>“<text:span text:style-name="T10">Aw that’s a shame, I was hoping it would live up to the hype.” I </text:span><text:span text:style-name="T17">went</text:span><text:span text:style-name="T10"> back </text:span><text:span text:style-name="T17">to </text:span><text:span text:style-name="T23">my</text:span><text:span text:style-name="T10"> </text:span><text:span text:style-name="T17">the</text:span><text:span text:style-name="T10"> spot on the couch, still fighting back the involuntary shakes around my body. A</text:span><text:span text:style-name="T17">shley</text:span><text:span text:style-name="T10"> start</text:span><text:span text:style-name="T17">ed</text:span><text:span text:style-name="T10"> explaining to me the routine that went on during the halftime show, but I start</text:span><text:span text:style-name="T17">ed</text:span><text:span text:style-name="T10"> to zone out and stop</text:span><text:span text:style-name="T17">ped</text:span><text:span text:style-name="T10"> listening to what she </text:span><text:span text:style-name="T23">was saying</text:span><text:span text:style-name="T10">. </text:span><text:span text:style-name="T2">All of a sudden, my ability to breath</text:span><text:span text:style-name="T6">e</text:span><text:span text:style-name="T2"> turned off, like the switch for automatic breathing was flipped. I start</text:span><text:span text:style-name="T6">ed</text:span><text:span text:style-name="T2"> to panic, </text:span><text:span text:style-name="T11">jumping up out of my spot,</text:span><text:span text:style-name="T2"> forcing myself to take deep breaths in and out, like preparing myself before a show; only this time I was ensuring </text:span><text:span text:style-name="T6">whether</text:span><text:span text:style-name="T2"> I could breathe </text:span><text:span text:style-name="T3">or not</text:span><text:span text:style-name="T2">. </text:span></text:p>
      <text:p text:style-name="P5"><text:tab/>“Hey are you okay?” asked A<text:span text:style-name="T17">shley</text:span>. She started to have this worried look on her face, concerned as to why I was pacing and breathing so deliberately. </text:p>
      <text:p text:style-name="P2"><text:span text:style-name="T2"><text:tab/>“</text:span><text:span text:style-name="T3">I don’t know, I’m having a hard time trying to breathe,” I replied to her. I was trying so hard to focus on what she was saying while also focusing on breathing correctly, like I was trying to give an answer to a question while also drowning and fighting to swim back up to the surface. </text:span></text:p>
      <text:p text:style-name="P2"><text:tab/>“<text:span text:style-name="T3">Hey man you’re alright,” said Nat</text:span><text:span text:style-name="T17">e</text:span><text:span text:style-name="T3">, directly looking into my eyes as </text:span><text:span text:style-name="T25">if</text:span><text:span text:style-name="T3"> to ensure me of what he was saying was in fact true. “Do you want to step outside and get some fresh air?”</text:span></text:p>
      <text:p text:style-name="P2"><text:tab/><text:span text:style-name="T3">I hesitated to answer. </text:span>“<text:span text:style-name="T3">Yea, I think that may help.” I was unsure whether it would actually help me or not, but for some reason the option for a change felt reassuring ami</text:span><text:span text:style-name="T26">d</text:span><text:span text:style-name="T3">s</text:span><text:span text:style-name="T26">t</text:span><text:span text:style-name="T3"> the panic I was going through, like a father telling his kid they’re alright after getting hurt. As we walked to the patio door, I was having trouble putting one foot in front of the other, like I had forgotten what it was like to walk with the legs I’ve always had attached to me. </text:span><text:span text:style-name="T11">Nat</text:span><text:span text:style-name="T17">e</text:span><text:span text:style-name="T11"> assure</text:span><text:span text:style-name="T17">d</text:span><text:span text:style-name="T11"> his wife and son that we </text:span><text:span text:style-name="T17">were</text:span><text:span text:style-name="T11"> just going outside really quick and w</text:span><text:span text:style-name="T17">ould</text:span><text:span text:style-name="T11"> be right back</text:span><text:span text:style-name="T3">. Once we made it to the patio, I lean</text:span><text:span text:style-name="T17">ed</text:span><text:span text:style-name="T3"> against the railing and tr</text:span><text:span text:style-name="T17">ied</text:span><text:span text:style-name="T3"> to catch my breath.</text:span></text:p>
      <text:p text:style-name="P2"><text:tab/>“<text:span text:style-name="T3">Dude are you alright?” Nat</text:span><text:span text:style-name="T17">e</text:span><text:span text:style-name="T3"> asked. “You seem to be going through something.”</text:span></text:p>
      <text:p text:style-name="P2"><text:soft-page-break/><text:tab/>“<text:span text:style-name="T3">I don’t know man, after hitting that pipe of yours, everything just started going downhill.” Looking back at when I came over, I had hardly eaten 3 wings for dinner before I started drinking and smoking with everyone. When I took my first hit of the pipe, I started coughing terribly, like I wanted to throw up the smoke I inhaled but couldn’t. </text:span><text:span text:style-name="T4">Once the feeling of smoke trapped in me went away, the gradual rise in anxiety started taking control over my thoughts, like someone filling my head with the wors</text:span><text:span text:style-name="T26">t</text:span><text:span text:style-name="T4"> ‘what-if’ scenarios involving me. What if your heart stopped beating? What if you started going blind? What if you forgot how to breathe? And with each one, it felt like those ‘what-ifs’ were coming to life, like my super power was making my thoughts become reality. </text:span></text:p>
      <text:p text:style-name="P2"><text:tab/>“<text:span text:style-name="T4">My guess is that your body is just exhausted. You and I worked a long day, then hardly ate anything for dinner, then went straight into drinking and smoking.” Nat</text:span><text:span text:style-name="T17">e</text:span><text:span text:style-name="T4">’s reassuring words started to calm my mental state, telling me why this </text:span><text:span text:style-name="T17">wa</text:span><text:span text:style-name="T4">s happening and thereby telling me indirectly that everything w</text:span><text:span text:style-name="T18">ould</text:span><text:span text:style-name="T4"> be okay. His words took me out of </text:span><text:span text:style-name="T26">a</text:span><text:span text:style-name="T4"> “you might die here” mentality to </text:span><text:span text:style-name="T26">a</text:span><text:span text:style-name="T4"> “if you fall unconscious here, there’s people to save you” mentality. </text:span></text:p>
      <text:p text:style-name="P2"><text:tab/>“<text:span text:style-name="T4">Yeah maybe you’re right,” I sa</text:span><text:span text:style-name="T7">id,</text:span><text:span text:style-name="T4"> trying to convince not only him, but myself as well. I decided to sit down on one of the patio chairs, to see if I was able to relax and gain control over my body. I didn’t realize how cold it was out here until I sat in the chair, when the metal of the chair touched my hands and arms. It felt like getting a cold shock to my brain, like when you splash cold water on your face, </text:span><text:span text:style-name="T11">only this time I didn’t feel woozy from it</text:span><text:span text:style-name="T4">. I </text:span><text:span text:style-name="T5">finally started to gain control of my senses; I could see the night sky above us, with Orion’s belt being vaguely visible; I could hear the sounds of cars passing by on the highway, a soothing, repetitive sound that comes with the city life; I could faintly smell the trash bin across from us, an amalgamation of leftover foods, scented sprays, and whatever else people don’t have use for. </text:span></text:p>
      <text:p text:style-name="P2"><text:tab/>“<text:span text:style-name="T5">Has this ever happened to you before?” Nat</text:span><text:span text:style-name="T17">e</text:span><text:span text:style-name="T5"> asked, trying to keep me focused on something other than my mind.</text:span></text:p>
      <text:p text:style-name="P2"><text:soft-page-break/><text:tab/>“<text:span text:style-name="T5">Once before in college. I remember</text:span><text:span text:style-name="T17">ed</text:span><text:span text:style-name="T5"> wanting to leave the party and for the feeling to go away, but no matter what I did, the feeling persisted. That was over 3 years ago.” </text:span></text:p>
      <text:p text:style-name="P2"><text:tab/>“How long did it last?”</text:p>
      <text:p text:style-name="P2"><text:tab/>“I can’t say I remember exactly, but it felt like 3 hours passed before I gained control over my body again.” As I said that, I could feel myself violently shaking, like my body was still on the roller coaster of the panic attack I was having. <text:span text:style-name="T11">Realizing that I was still panicking, I tried to warm myself up, thinking maybe I was just cold and that’s why I was shaking. Nat</text:span><text:span text:style-name="T17">e</text:span><text:span text:style-name="T11"> start</text:span><text:span text:style-name="T18">ed</text:span><text:span text:style-name="T11"> talking about having a similar experience when he was my age, going on about how he started freaking out and feeling anxious.</text:span></text:p>
      <text:p text:style-name="P2"><text:tab/>“<text:span text:style-name="T11">I sometimes still get anxious when I smoke,” he sa</text:span><text:span text:style-name="T17">id</text:span><text:span text:style-name="T11">. “When I’m home alone and A</text:span><text:span text:style-name="T18">shley</text:span><text:span text:style-name="T11"> and Keke are out somewhere, I get worried. I start to think about all the bad things that can happen to them, and I just try to control those thoughts and tell myself that everything will be okay.”</text:span></text:p>
      <text:p text:style-name="P2"><text:tab/>“<text:span text:style-name="T11">Yeah you’re right,” I replied. Even though he was right, there was some wall in my head that was preventing me from gaining control. There was like a different me in control of the wheel that </text:span><text:span text:style-name="T18">i</text:span><text:span text:style-name="T11">s my mind, and </text:span><text:span text:style-name="T18">the </text:span><text:span text:style-name="T11">part that needed to be in control felt like it kept pleading to them to give the wheel over, but those pleas weren’t being listen</text:span><text:span text:style-name="T18">ed</text:span><text:span text:style-name="T11"> to.</text:span></text:p>
      <text:p text:style-name="P2"><text:tab/>“<text:span text:style-name="T12">You ready to go inside?” asked Nat</text:span><text:span text:style-name="T18">e</text:span><text:span text:style-name="T12">. He was probably getting cold out here, and I certainly wasn’t getting warmer out here.</text:span></text:p>
      <text:p text:style-name="P2"><text:tab/>“<text:span text:style-name="T12">Yeah I guess,” I t</text:span><text:span text:style-name="T18">old</text:span><text:span text:style-name="T12"> him, unsure if I </text:span><text:span text:style-name="T18">was</text:span><text:span text:style-name="T12"> ready to go back in. I started feeling bad, allowing myself to feel and act this way in front of family that I trusted. Especially in front of Keke, who I believe looks up to me and loves being around me.</text:span></text:p>
      <text:p text:style-name="P2"><text:tab/><text:span text:style-name="T12">We both g</text:span><text:span text:style-name="T18">ot</text:span><text:span text:style-name="T12"> up and move</text:span><text:span text:style-name="T23">d</text:span><text:span text:style-name="T12"> back inside. A</text:span><text:span text:style-name="T18">shley</text:span><text:span text:style-name="T12"> g</text:span><text:span text:style-name="T18">ave</text:span><text:span text:style-name="T12"> me a worried but ensuring look, as if to convey to me that she w</text:span><text:span text:style-name="T18">ould</text:span><text:span text:style-name="T12"> take care of me like a mother would. She </text:span><text:span text:style-name="T18">went</text:span><text:span text:style-name="T12"> on to ask me similar questions that Nat</text:span><text:span text:style-name="T18">e</text:span><text:span text:style-name="T12"> asked of me outside: How are you feeling? Has this happened before? What did you </text:span><text:soft-page-break/><text:span text:style-name="T12">do to calm down? And like answering Nat</text:span><text:span text:style-name="T18">e</text:span><text:span text:style-name="T12">’s questions before, I g</text:span><text:span text:style-name="T18">a</text:span><text:span text:style-name="T12">ve her similar answers: I’m not sure. Once before in college. Time helped me calm down. </text:span></text:p>
      <text:p text:style-name="P2"><text:tab/>“<text:span text:style-name="T12">Well if you need anything let us know, because you can’t drive home in this condition,” she t</text:span><text:span text:style-name="T13">old</text:span><text:span text:style-name="T12"> me, making it known that I </text:span><text:span text:style-name="T18">was</text:span><text:span text:style-name="T12"> stuck here until I regain</text:span><text:span text:style-name="T18">ed</text:span><text:span text:style-name="T12"> control over myself, both physically and mentally. I c</text:span><text:span text:style-name="T18">ould</text:span><text:span text:style-name="T12">n’t really determine if this </text:span><text:span text:style-name="T18">wa</text:span><text:span text:style-name="T12">s a bad thing or a good thing, because it </text:span><text:span text:style-name="T18">wasn’t</text:span><text:span text:style-name="T12"> my intention to leave and have them worry, but also the option of going home and being somewhere more comfortable now fe</text:span><text:span text:style-name="T18">lt</text:span><text:span text:style-name="T12"> </text:span><text:span text:style-name="T24">out of</text:span><text:span text:style-name="T12"> reach. </text:span></text:p>
      <text:p text:style-name="P2"><text:tab/>“<text:span text:style-name="T12">Can I have a blanket?” I asked, still trying to convince myself that I </text:span><text:span text:style-name="T18">was</text:span><text:span text:style-name="T12"> just cold and I need</text:span><text:span text:style-name="T18">ed</text:span><text:span text:style-name="T12"> to warm up to stop myself from shaking so much. </text:span></text:p>
      <text:p text:style-name="P2"><text:tab/>“<text:span text:style-name="T12">Of course! There’s one right above your head,” A</text:span><text:span text:style-name="T18">shley</text:span><text:span text:style-name="T12"> said. </text:span><text:span text:style-name="T13">I look</text:span><text:span text:style-name="T18">ed</text:span><text:span text:style-name="T13"> over and grab</text:span><text:span text:style-name="T18">bed</text:span><text:span text:style-name="T13"> the blanket that was where my head was, not even aware that a blanket was next to me the whole time I sat there, not to mention resting my head on. Trying to overlook that detail, I thr</text:span><text:span text:style-name="T19">e</text:span><text:span text:style-name="T13">w </text:span><text:span text:style-name="T24">the blanket</text:span><text:span text:style-name="T13"> over myself and start</text:span><text:span text:style-name="T19">ed</text:span><text:span text:style-name="T13"> to get comfortable. I </text:span><text:span text:style-name="T19">was</text:span><text:span text:style-name="T13"> stuck here whether I c</text:span><text:span text:style-name="T19">ould</text:span><text:span text:style-name="T13"> deal with it or not, so I might as well get comfortable. After all this is family, why shouldn’t I be comfortable? That thought kept circling in my head, pondering the answer as if it would come to me in a eureka moment. I truly didn’t know the answer. Maybe because I was under the influence and didn’t trust them; maybe because I was being a bad role model for my little cousin; maybe because… I d</text:span><text:span text:style-name="T19">id</text:span><text:span text:style-name="T13">n’t have an answer as to why. Sitting there and pondering, I notice</text:span><text:span text:style-name="T19">d</text:span><text:span text:style-name="T13"> Keke </text:span><text:span text:style-name="T19">had ca</text:span><text:span text:style-name="T13">me up to me with a book in his hand, holding it out to me as </text:span><text:span text:style-name="T24">if</text:span><text:span text:style-name="T13"> to show me something.</text:span></text:p>
      <text:p text:style-name="P2"><text:tab/>“<text:span text:style-name="T13">Oh is that the book you showed me earlier?” I asked him. It was a Spider Man kid’s book that he show</text:span><text:span text:style-name="T24">ed</text:span><text:span text:style-name="T13"> me earlier when we were finished with dinner. He </text:span><text:span text:style-name="T24">had </text:span><text:span text:style-name="T13">wanted me to read it to him earlier, but I didn’t want to take his parents’ job just because he asked me. Now though, I started thinking that maybe reading something w</text:span><text:span text:style-name="T19">ould</text:span><text:span text:style-name="T13"> help me calm down, </text:span><text:span text:style-name="T19">like how singing a lullaby lulled kids to sleep</text:span><text:span text:style-name="T13">. He nodded and climbed up next to me on the couch.</text:span></text:p>
      <text:p text:style-name="P2"><text:soft-page-break/><text:tab/>“<text:span text:style-name="T13">Hey Keke, give him some space,” Nat</text:span><text:span text:style-name="T19">e</text:span><text:span text:style-name="T13"> t</text:span><text:span text:style-name="T14">old</text:span><text:span text:style-name="T13"> him, trying to convey t</text:span><text:span text:style-name="T14">o him that now </text:span><text:span text:style-name="T19">was</text:span><text:span text:style-name="T14"> not the time for that.</text:span></text:p>
      <text:p text:style-name="P2"><text:tab/>“<text:span text:style-name="T14">No it’s okay,” I protested, “</text:span><text:span text:style-name="T15">I think it will help if I can read something.” Convincing both me and Nat</text:span><text:span text:style-name="T19">e</text:span><text:span text:style-name="T15">, </text:span><text:span text:style-name="T19">he</text:span><text:span text:style-name="T15"> let it go and </text:span><text:span text:style-name="T19">went</text:span><text:span text:style-name="T15"> back to watching the Super Bowl. Keke lean</text:span><text:span text:style-name="T19">ed</text:span><text:span text:style-name="T15"> up against me and open</text:span><text:span text:style-name="T19">ed</text:span><text:span text:style-name="T15"> the book, turning the pages until it ha</text:span><text:span text:style-name="T19">d</text:span><text:span text:style-name="T15"> his favorite character: Venom. </text:span></text:p>
      <text:p text:style-name="P2"><text:tab/>“<text:span text:style-name="T15">Is this where you want me to start?” I asked him.</text:span></text:p>
      <text:p text:style-name="P2"><text:tab/>“<text:span text:style-name="T15">Mm-hmm” he confirm</text:span><text:span text:style-name="T19">ed</text:span><text:span text:style-name="T15">, looking </text:span><text:span text:style-name="T19">both</text:span><text:span text:style-name="T15"> excited and sleepy. It was already past 8 </text:span><text:span text:style-name="T19">pm </text:span><text:span text:style-name="T15">when I looked at my watch, so it </text:span><text:span text:style-name="T19">was</text:span><text:span text:style-name="T15"> probably close to his bedtime.</text:span></text:p>
      <text:p text:style-name="P2"><text:tab/>“<text:span text:style-name="T15">Okay here we go then.” I start</text:span><text:span text:style-name="T19">ed</text:span><text:span text:style-name="T15"> reading really slow and pointing to the words I </text:span><text:span text:style-name="T19">was</text:span><text:span text:style-name="T15"> reading aloud to him. Watching him listen intently reminded me of when I was his age, wanting my favorite people to read my favorite books to me. He looked so peaceful, like being in a haven just </text:span><text:span text:style-name="T19">made </text:span><text:span text:style-name="T15">for him. Slowly, he was pulling me into that haven, helping me calm down without me even realiz</text:span><text:span text:style-name="T19">ing</text:span><text:span text:style-name="T15"> it. I was so focused on being a good story teller that I didn’t realize I had stopped shaking, and my breath</text:span><text:span text:style-name="T25">ing</text:span><text:span text:style-name="T15"> w</text:span><text:span text:style-name="T25">as</text:span><text:span text:style-name="T15"> under control. I kept reading and reading, and he just kept listening and listening. Eventually his head started bobbing like </text:span><text:span text:style-name="T19">the</text:span><text:span text:style-name="T15"> float on a fishing pole when a fish </text:span><text:span text:style-name="T19">bites it</text:span><text:span text:style-name="T15">, jerking up and down, trying to stay awake.</text:span></text:p>
      <text:p text:style-name="P2"><text:tab/>“<text:span text:style-name="T15">Are you tired buddy?” A</text:span><text:span text:style-name="T19">shley</text:span><text:span text:style-name="T15"> asked, noticing Keke fighting to stay awake. </text:span></text:p>
      <text:p text:style-name="P2"><text:tab/>“No…<text:span text:style-name="T15">” Keke tried protesting, but his voice was soft and quiet, like that of </text:span><text:span text:style-name="T19">someone who couldn’t muster up the confidence to say what they wanted</text:span><text:span text:style-name="T15">.</text:span></text:p>
      <text:p text:style-name="P2"><text:tab/>“<text:span text:style-name="T15">I think you are, lets get you to bed.” A</text:span><text:span text:style-name="T19">shley</text:span><text:span text:style-name="T15"> g</text:span><text:span text:style-name="T19">ot</text:span><text:span text:style-name="T15"> up and </text:span><text:span text:style-name="T20">came</text:span><text:span text:style-name="T15"> over to us. Keke kep</text:span><text:span text:style-name="T19">t</text:span><text:span text:style-name="T15"> saying no, but c</text:span><text:span text:style-name="T19">ould</text:span><text:span text:style-name="T15">n’t even fight back when his mom pick</text:span><text:span text:style-name="T19">ed</text:span><text:span text:style-name="T15"> him up. “Say goodnight to everyone.”</text:span></text:p>
      <text:p text:style-name="P2"><text:tab/>“Goodnight…<text:span text:style-name="T15">” Keke’s voice trail</text:span><text:span text:style-name="T20">ed</text:span><text:span text:style-name="T15"> off, falling back asleep into his mother’s arms, a familiar place for him I assume.</text:span></text:p>
      <text:p text:style-name="P2"><text:soft-page-break/><text:tab/><text:span text:style-name="T15">As A</text:span><text:span text:style-name="T20">shley</text:span><text:span text:style-name="T15"> t</text:span><text:span text:style-name="T20">ook</text:span><text:span text:style-name="T15"> Keke to hi</text:span><text:span text:style-name="T20">s</text:span><text:span text:style-name="T15"> room, Nathan look</text:span><text:span text:style-name="T20">ed</text:span><text:span text:style-name="T15"> over at me. “Well you seem to have calmed down.”</text:span></text:p>
      <text:p text:style-name="P2"><text:tab/>“<text:span text:style-name="T15">Yeah, I think having him next to me really helped,” I said. “He was like a big teddy bear that you just snuggle up with.”</text:span></text:p>
      <text:p text:style-name="P2"><text:tab/>“<text:span text:style-name="T15">Well I’m glad he helped you out. I was worr</text:span><text:span text:style-name="T20">ied</text:span><text:span text:style-name="T15"> whether he would make it worse for you, but I’m glad he was a big help.”</text:span></text:p>
      <text:p text:style-name="P2"><text:tab/>“<text:span text:style-name="T15">Yeah me too.” </text:span><text:span text:style-name="T20">Without realizing it, I</text:span><text:span text:style-name="T15"> finally felt like I switched back to automatic mode, regaining control over the maniac that had </text:span><text:span text:style-name="T25">taken</text:span><text:span text:style-name="T15"> </text:span><text:span text:style-name="T20">over </text:span><text:span text:style-name="T25">the wheel</text:span><text:span text:style-name="T15">. I finally felt relaxed and calm, and noticed my stomach was growling. “Do we have anymore of those wings? I’m starv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cc43" officeooo:paragraph-rsid="001fcc4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ames Gamble<text:tab/><text:tab/><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5T10:22:09.027000000</meta:creation-date>
    <dc:date>2022-03-08T13:03:45.246000000</dc:date>
    <meta:editing-duration>PT30M15S</meta:editing-duration>
    <meta:editing-cycles>7</meta:editing-cycles>
    <meta:generator>LibreOffice/7.2.4.1$Windows_X86_64 LibreOffice_project/27d75539669ac387bb498e35313b970b7fe9c4f9</meta:generator>
    <meta:document-statistic meta:table-count="0" meta:image-count="0" meta:object-count="0" meta:page-count="8" meta:paragraph-count="48" meta:word-count="2851" meta:character-count="15126" meta:non-whitespace-character-count="12263"/>
  </office:meta>
</office:document-meta>
</file>